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5E0000005561AA84E224994F8F.png" manifest:media-type="image/png"/>
  <manifest:file-entry manifest:full-path="Pictures/100000010000004F0000004FED5889AF2CA26CE8.png" manifest:media-type="image/png"/>
  <manifest:file-entry manifest:full-path="Pictures/10000001000000540000005471CEA0C492E0BFF0.png" manifest:media-type="image/png"/>
  <manifest:file-entry manifest:full-path="Pictures/100000010000005E000000579F785266EF42FB88.png" manifest:media-type="image/png"/>
  <manifest:file-entry manifest:full-path="Pictures/100000010000005E000000558FB1AC4C18961571.png" manifest:media-type="image/png"/>
  <manifest:file-entry manifest:full-path="Pictures/100000010000040000000400B4E7EE0DBE5C7A49.png" manifest:media-type="image/png"/>
  <manifest:file-entry manifest:full-path="Pictures/100000010000005E0000005510913FCBC778A099.png" manifest:media-type="image/png"/>
  <manifest:file-entry manifest:full-path="Pictures/100000010000009800000098923F3552831859EB.png" manifest:media-type="image/png"/>
  <manifest:file-entry manifest:full-path="Pictures/100000010000005E00000055DDF37AA79AF51B51.png" manifest:media-type="image/png"/>
  <manifest:file-entry manifest:full-path="Pictures/100000010000005E00000055F90C1F2977A59B82.png" manifest:media-type="image/png"/>
  <manifest:file-entry manifest:full-path="Pictures/1000000100000F000000087060CFB501A2427B18.png" manifest:media-type="image/png"/>
  <manifest:file-entry manifest:full-path="Pictures/100000010000005E00000055EE2AD4E544E6B21C.png" manifest:media-type="image/png"/>
  <manifest:file-entry manifest:full-path="Pictures/1000000100000400000002409CF60C37607E8694.png" manifest:media-type="image/png"/>
  <manifest:file-entry manifest:full-path="Pictures/100000010000005E00000055B12625740022AAD8.png" manifest:media-type="image/png"/>
  <manifest:file-entry manifest:full-path="Pictures/100000010000005E00000055B3C5CD421BB4F2E3.png" manifest:media-type="image/png"/>
  <manifest:file-entry manifest:full-path="Pictures/10000001000004B0000004B05BCE475435956CBD.png" manifest:media-type="image/png"/>
  <manifest:file-entry manifest:full-path="Pictures/100000010000005E00000055A5C7FE29585A10BD.png" manifest:media-type="image/png"/>
  <manifest:file-entry manifest:full-path="Pictures/1000000100001B5800001B58A0B59FDDC20DF59C.png" manifest:media-type="image/png"/>
  <manifest:file-entry manifest:full-path="Pictures/100000010000005E0000005510B1FB84E73DEF37.png" manifest:media-type="image/png"/>
  <manifest:file-entry manifest:full-path="Pictures/1000000100000099000000975696A4F132EAEB0C.png" manifest:media-type="image/png"/>
  <manifest:file-entry manifest:full-path="Pictures/100000010000005E00000055F8DFBE337F2D2E8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cm" fo:min-width="2cm"/>
    </style:style>
    <style:style style:name="gr2" style:family="graphic" style:parent-style-name="standard">
      <style:graphic-properties svg:stroke-width="0.035cm" svg:stroke-color="#000000" draw:marker-start-width="0.252cm" draw:marker-end-width="0.252cm" svg:stroke-linecap="round" draw:fill="solid" draw:fill-color="#ffffff" draw:textarea-horizontal-align="justify" draw:textarea-vertical-align="middle" draw:auto-grow-height="false" fo:min-height="1.5cm" fo:min-width="1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106cm" svg:stroke-color="#43c330" draw:marker-start-width="0.359cm" draw:marker-end-width="0.359cm" svg:stroke-linecap="round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081cm" svg:stroke-color="#000000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035cm" svg:stroke-color="#000000" draw:marker-start-width="0.252cm" draw:marker-end-width="0.252cm" svg:stroke-linecap="round" draw:fill="solid" draw:fill-color="#ffffff" draw:textarea-horizontal-align="justify" draw:textarea-vertical-align="middle" draw:auto-grow-height="false" fo:min-height="1.466cm" fo:min-width="0.96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b3b3b3" draw:opacity="56%" draw:textarea-horizontal-align="justify" draw:textarea-vertical-align="middle" draw:auto-grow-height="false" fo:min-height="0.282cm" fo:min-width="0.032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35cm" svg:stroke-color="#000000" draw:marker-start-width="0.252cm" draw:marker-end-width="0.252cm" svg:stroke-linecap="round" draw:fill="solid" draw:fill-color="#ffffff" draw:textarea-horizontal-align="justify" draw:textarea-vertical-align="middle" draw:auto-grow-height="false" fo:min-height="0.866cm" fo:min-width="0.416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81cm" svg:stroke-color="#000000" draw:marker-start-width="0.321cm" draw:marker-end-width="0.321cm" svg:stroke-linecap="butt" draw:fill="solid" draw:fill-color="#ffffff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width="0.035cm" svg:stroke-color="#000000" draw:marker-start-width="0.252cm" draw:marker-end-width="0.252cm" svg:stroke-linecap="round" draw:fill="solid" draw:fill-color="#ffffff" draw:textarea-horizontal-align="justify" draw:textarea-vertical-align="middle" draw:auto-grow-height="false" fo:min-height="0.866cm" fo:min-width="0.426cm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="none" draw:fill-color="#729fcf" draw:textarea-horizontal-align="justify" draw:textarea-vertical-align="middle" draw:auto-grow-height="false" fo:min-height="3.75cm" fo:min-width="3.5cm"/>
    </style:style>
    <style:style style:name="gr13" style:family="graphic" style:parent-style-name="objectwithoutfill">
      <style:graphic-properties draw:stroke="solid" svg:stroke-width="0.212cm" svg:stroke-color="#63bbee" draw:marker-start-width="0.518cm" draw:marker-end-width="0.518cm" svg:stroke-linecap="round" draw:fill="none" draw:fill-color="#729fcf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svg:stroke-width="0.035cm" svg:stroke-color="#000000" draw:marker-start-width="0.252cm" draw:marker-end-width="0.252cm" svg:stroke-linecap="round" draw:fill="solid" draw:fill-color="#ffffff" draw:textarea-horizontal-align="justify" draw:textarea-vertical-align="middle" draw:auto-grow-height="false" fo:min-height="1.366cm" fo:min-width="0.806cm" fo:padding-top="0.142cm" fo:padding-bottom="0.142cm" fo:padding-left="0.267cm" fo:padding-right="0.267cm"/>
    </style:style>
    <style:style style:name="gr1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6.148cm, 0cm, 18.47cm)" draw:image-opacity="100%" style:mirror="none"/>
    </style:style>
    <style:style style:name="gr1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057cm, 0cm, 7.134cm)" draw:image-opacity="100%" style:mirror="none"/>
    </style:style>
    <style:style style:name="gr17" style:family="graphic" style:parent-style-name="standard">
      <style:graphic-properties draw:stroke="none" draw:fill-color="#43c330" draw:textarea-horizontal-align="justify" draw:textarea-vertical-align="middle" draw:auto-grow-height="false" fo:min-height="0.238cm" fo:min-width="0.428cm"/>
    </style:style>
    <style:style style:name="gr18" style:family="graphic" style:parent-style-name="standard">
      <style:graphic-properties draw:stroke="none" draw:fill-color="#f5cd53" draw:textarea-horizontal-align="justify" draw:textarea-vertical-align="middle" draw:auto-grow-height="false" fo:min-height="0.144cm" fo:min-width="0cm"/>
    </style:style>
    <style:style style:name="gr19" style:family="graphic" style:parent-style-name="Объект_20_без_20_заливки_20_и_20_линий">
      <style:graphic-properties draw:fill="none" draw:fill-color="#ffffff" draw:textarea-horizontal-align="center" draw:textarea-vertical-align="middle" draw:color-mode="standard" draw:luminance="0%" draw:contrast="0%" draw:gamma="100%" draw:red="0%" draw:green="0%" draw:blue="0%" fo:clip="rect(4.299cm, 3.547cm, 4.298cm, 3.595cm)" draw:image-opacity="100%" style:mirror="none"/>
    </style:style>
    <style:style style:name="gr20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width="0.081cm" svg:stroke-color="#000000" draw:marker-start-width="0.321cm" draw:marker-end-width="0.321cm" draw:fill="solid" draw:fill-color="#b3b3b3" draw:opacity="56%" draw:textarea-horizontal-align="justify" draw:textarea-vertical-align="middle" draw:auto-grow-height="false" fo:min-height="0.753cm" fo:min-width="0.503cm" fo:padding-top="0.165cm" fo:padding-bottom="0.165cm" fo:padding-left="0.29cm" fo:padding-right="0.29cm"/>
    </style:style>
    <style:style style:name="gr22" style:family="graphic" style:parent-style-name="standard">
      <style:graphic-properties draw:stroke="solid" draw:fill="none" draw:textarea-horizontal-align="justify" draw:textarea-vertical-align="middle" draw:auto-grow-height="false" fo:min-height="2cm" fo:min-width="2cm"/>
    </style:style>
    <style:style style:name="gr23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4" style:family="graphic" style:parent-style-name="standard">
      <style:graphic-properties svg:stroke-color="#bdbdbd" draw:fill-color="#f44336" draw:textarea-horizontal-align="justify" draw:textarea-vertical-align="middle" draw:auto-grow-height="false" fo:min-height="0.75cm" fo:min-width="0cm"/>
    </style:style>
    <style:style style:name="gr25" style:family="graphic" style:parent-style-name="standard">
      <style:graphic-properties svg:stroke-color="#bdbdbd" draw:fill-color="#ffeb3b" draw:textarea-horizontal-align="justify" draw:textarea-vertical-align="middle" draw:auto-grow-height="false" fo:min-height="1.05cm" fo:min-width="0cm"/>
    </style:style>
    <style:style style:name="gr26" style:family="graphic" style:parent-style-name="standard">
      <style:graphic-properties svg:stroke-color="#bdbdbd" draw:fill-color="#3f51b5" draw:textarea-horizontal-align="justify" draw:textarea-vertical-align="middle" draw:auto-grow-height="false" fo:min-height="0.45cm" fo:min-width="0cm"/>
    </style:style>
    <style:style style:name="gr27" style:family="graphic" style:parent-style-name="standard">
      <style:graphic-properties svg:stroke-color="#bdbdbd" draw:fill-color="#43c330" draw:textarea-horizontal-align="justify" draw:textarea-vertical-align="middle" draw:auto-grow-height="false" fo:min-height="0.2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b3b3b3" draw:opacity="56%"/>
      <style:paragraph-properties fo:text-align="center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loext:graphic-properties draw:fill-color="#43c330"/>
      <style:paragraph-properties fo:text-align="center"/>
    </style:style>
    <style:style style:name="P6" style:family="paragraph">
      <loext:graphic-properties draw:fill-color="#f5cd53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44336"/>
      <style:paragraph-properties fo:text-align="center"/>
    </style:style>
    <style:style style:name="P10" style:family="paragraph">
      <loext:graphic-properties draw:fill-color="#ffeb3b"/>
      <style:paragraph-properties fo:text-align="center"/>
    </style:style>
    <style:style style:name="P11" style:family="paragraph">
      <loext:graphic-properties draw:fill-color="#3f51b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.5cm" svg:height="2.25cm" svg:x="5.25cm" svg:y="5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75cm" svg:x="5.5cm" svg:y="6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25cm" svg:y1="6cm" svg:x2="7.25cm" svg:y2="6.5cm">
          <text:p/>
        </draw:line>
        <draw:line draw:style-name="gr3" draw:text-style-name="P1" draw:layer="layout" svg:x1="7.5cm" svg:y1="6.25cm" svg:x2="7cm" svg:y2="6.25cm">
          <text:p/>
        </draw:line>
        <draw:line draw:style-name="gr4" draw:text-style-name="P1" draw:layer="layout" svg:x1="5.75cm" svg:y1="6.25cm" svg:x2="6.75cm" svg:y2="6.25cm">
          <text:p/>
        </draw:line>
        <draw:line draw:style-name="gr4" draw:text-style-name="P1" draw:layer="layout" svg:x1="5.75cm" svg:y1="6.55cm" svg:x2="6.75cm" svg:y2="6.55cm">
          <text:p/>
        </draw:line>
        <draw:line draw:style-name="gr4" draw:text-style-name="P1" draw:layer="layout" svg:x1="5.75cm" svg:y1="6.85cm" svg:x2="6.75cm" svg:y2="6.85cm">
          <text:p/>
        </draw:line>
        <draw:line draw:style-name="gr4" draw:text-style-name="P1" draw:layer="layout" svg:x1="5.75cm" svg:y1="7.15cm" svg:x2="6.75cm" svg:y2="7.15cm">
          <text:p/>
        </draw:line>
        <draw:line draw:style-name="gr4" draw:text-style-name="P1" draw:layer="layout" svg:x1="5.75cm" svg:y1="7.45cm" svg:x2="6.75cm" svg:y2="7.45cm">
          <text:p/>
        </draw:line>
        <draw:custom-shape draw:style-name="gr1" draw:text-style-name="P1" draw:layer="layout" svg:width="2.5cm" svg:height="2.25cm" svg:x="8.75cm" svg:y="5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75cm" svg:x="9cm" svg:y="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25cm" svg:y1="6.25cm" svg:x2="10.25cm" svg:y2="6.25cm">
          <text:p/>
        </draw:line>
        <draw:line draw:style-name="gr4" draw:text-style-name="P1" draw:layer="layout" svg:x1="9.25cm" svg:y1="6.55cm" svg:x2="10.25cm" svg:y2="6.55cm">
          <text:p/>
        </draw:line>
        <draw:line draw:style-name="gr4" draw:text-style-name="P1" draw:layer="layout" svg:x1="9.25cm" svg:y1="6.85cm" svg:x2="10.25cm" svg:y2="6.85cm">
          <text:p/>
        </draw:line>
        <draw:line draw:style-name="gr4" draw:text-style-name="P1" draw:layer="layout" svg:x1="9.25cm" svg:y1="7.15cm" svg:x2="10.25cm" svg:y2="7.15cm">
          <text:p/>
        </draw:line>
        <draw:line draw:style-name="gr4" draw:text-style-name="P1" draw:layer="layout" svg:x1="9.25cm" svg:y1="7.45cm" svg:x2="10.25cm" svg:y2="7.45cm">
          <text:p/>
        </draw:line>
        <draw:custom-shape draw:style-name="gr6" draw:text-style-name="P3" draw:layer="layout" svg:width="0.75cm" svg:height="0.75cm" svg:x="10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0.98cm" svg:y1="6.98cm" svg:x2="10.65cm" svg:y2="6.65cm">
          <text:p/>
        </draw:line>
        <draw:custom-shape draw:style-name="gr1" draw:text-style-name="P1" draw:layer="layout" svg:width="2.5cm" svg:height="2.25cm" svg:x="5.25cm" svg:y="8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.75cm" svg:x="5.5cm" svg:y="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75cm" svg:y1="9.25cm" svg:x2="6.75cm" svg:y2="9.25cm">
          <text:p/>
        </draw:line>
        <draw:line draw:style-name="gr4" draw:text-style-name="P1" draw:layer="layout" svg:x1="5.75cm" svg:y1="9.55cm" svg:x2="6.75cm" svg:y2="9.55cm">
          <text:p/>
        </draw:line>
        <draw:line draw:style-name="gr4" draw:text-style-name="P1" draw:layer="layout" svg:x1="5.75cm" svg:y1="9.85cm" svg:x2="6.75cm" svg:y2="9.85cm">
          <text:p/>
        </draw:line>
        <draw:line draw:style-name="gr4" draw:text-style-name="P1" draw:layer="layout" svg:x1="5.75cm" svg:y1="10.15cm" svg:x2="6.75cm" svg:y2="10.15cm">
          <text:p/>
        </draw:line>
        <draw:line draw:style-name="gr4" draw:text-style-name="P1" draw:layer="layout" svg:x1="5.75cm" svg:y1="10.45cm" svg:x2="6.75cm" svg:y2="10.45cm">
          <text:p/>
        </draw:line>
        <draw:frame draw:style-name="gr8" draw:text-style-name="P1" draw:layer="layout" svg:width="1.25cm" svg:height="1.25cm" svg:x="6.5cm" svg:y="8.75cm">
          <draw:image xlink:href="Pictures/100000010000040000000400B4E7EE0DBE5C7A49.png" xlink:type="simple" xlink:show="embed" xlink:actuate="onLoad" draw:mime-type="image/png">
            <text:p/>
          </draw:image>
        </draw:frame>
        <draw:custom-shape draw:style-name="gr1" draw:text-style-name="P1" draw:layer="layout" svg:width="2.5cm" svg:height="2.25cm" svg:x="8.75cm" svg:y="8.75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2" draw:layer="layout" svg:width="0.95cm" svg:height="1.15cm" svg:x="8.9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2" draw:layer="layout" svg:x1="9.058cm" svg:y1="9.664cm" svg:x2="9.691cm" svg:y2="9.664cm">
            <text:p/>
          </draw:line>
          <draw:line draw:style-name="gr10" draw:text-style-name="P2" draw:layer="layout" svg:x1="9.058cm" svg:y1="9.861cm" svg:x2="9.691cm" svg:y2="9.861cm">
            <text:p/>
          </draw:line>
          <draw:line draw:style-name="gr10" draw:text-style-name="P2" draw:layer="layout" svg:x1="9.058cm" svg:y1="10.059cm" svg:x2="9.691cm" svg:y2="10.059cm">
            <text:p/>
          </draw:line>
          <draw:line draw:style-name="gr10" draw:text-style-name="P2" draw:layer="layout" svg:x1="9.058cm" svg:y1="10.256cm" svg:x2="9.691cm" svg:y2="10.256cm">
            <text:p/>
          </draw:line>
          <draw:line draw:style-name="gr10" draw:text-style-name="P2" draw:layer="layout" svg:x1="9.058cm" svg:y1="10.453cm" svg:x2="9.691cm" svg:y2="10.453cm">
            <text:p/>
          </draw:line>
          <draw:custom-shape draw:style-name="gr11" draw:text-style-name="P2" draw:layer="layout" svg:width="0.96cm" svg:height="1.15cm" svg:x="10.1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2" draw:layer="layout" svg:x1="10.26cm" svg:y1="9.664cm" svg:x2="10.9cm" svg:y2="9.664cm">
            <text:p/>
          </draw:line>
          <draw:line draw:style-name="gr10" draw:text-style-name="P2" draw:layer="layout" svg:x1="10.26cm" svg:y1="9.861cm" svg:x2="10.9cm" svg:y2="9.861cm">
            <text:p/>
          </draw:line>
          <draw:line draw:style-name="gr10" draw:text-style-name="P2" draw:layer="layout" svg:x1="10.26cm" svg:y1="10.059cm" svg:x2="10.9cm" svg:y2="10.059cm">
            <text:p/>
          </draw:line>
          <draw:line draw:style-name="gr10" draw:text-style-name="P2" draw:layer="layout" svg:x1="10.26cm" svg:y1="10.256cm" svg:x2="10.9cm" svg:y2="10.256cm">
            <text:p/>
          </draw:line>
          <draw:line draw:style-name="gr10" draw:text-style-name="P2" draw:layer="layout" svg:x1="10.26cm" svg:y1="10.453cm" svg:x2="10.9cm" svg:y2="10.453cm">
            <text:p/>
          </draw:line>
        </draw:g>
        <draw:frame draw:style-name="gr8" draw:text-style-name="P1" draw:layer="layout" svg:width="1cm" svg:height="1cm" svg:x="9.5cm" svg:y="8.75cm">
          <draw:image xlink:href="Pictures/100000010000040000000400B4E7EE0DBE5C7A49.png" xlink:type="simple" xlink:show="embed" xlink:actuate="onLoad" draw:mime-type="image/png">
            <text:p/>
          </draw:image>
        </draw:frame>
        <draw:line draw:style-name="gr3" draw:text-style-name="P1" draw:layer="layout" svg:x1="10.75cm" svg:y1="9cm" svg:x2="10.75cm" svg:y2="9.5cm">
          <text:p/>
        </draw:line>
        <draw:line draw:style-name="gr3" draw:text-style-name="P1" draw:layer="layout" svg:x1="11cm" svg:y1="9.25cm" svg:x2="10.5cm" svg:y2="9.25cm">
          <text:p/>
        </draw:line>
        <draw:custom-shape draw:style-name="gr12" draw:text-style-name="P4" draw:layer="layout" svg:width="4cm" svg:height="4cm" svg:x="3.75cm" svg:y="12.5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4.25cm" svg:y1="16.401cm" svg:x2="7.649cm" svg:y2="13cm">
          <text:p/>
        </draw:line>
        <draw:line draw:style-name="gr13" draw:text-style-name="P4" draw:layer="layout" svg:x1="3.85cm" svg:y1="16.001cm" svg:x2="7.249cm" svg:y2="12.6cm">
          <text:p/>
        </draw:line>
        <draw:line draw:style-name="gr13" draw:text-style-name="P4" draw:layer="layout" svg:x1="7.651cm" svg:y1="15.999cm" svg:x2="4.25cm" svg:y2="12.6cm">
          <text:p/>
        </draw:line>
        <draw:line draw:style-name="gr13" draw:text-style-name="P4" draw:layer="layout" svg:x1="7.251cm" svg:y1="16.399cm" svg:x2="3.85cm" svg:y2="13cm">
          <text:p/>
        </draw:line>
        <draw:line draw:style-name="gr13" draw:text-style-name="P4" draw:layer="layout" svg:x1="7.25cm" svg:y1="12.601cm" svg:x2="7.65cm" svg:y2="12.6cm">
          <text:p/>
        </draw:line>
        <draw:line draw:style-name="gr13" draw:text-style-name="P4" draw:layer="layout" svg:x1="7.651cm" svg:y1="12.99cm" svg:x2="7.65cm" svg:y2="12.61cm">
          <text:p/>
        </draw:line>
        <draw:line draw:style-name="gr13" draw:text-style-name="P4" draw:layer="layout" svg:x1="7.65cm" svg:y1="16cm" svg:x2="7.65cm" svg:y2="16.4cm">
          <text:p/>
        </draw:line>
        <draw:line draw:style-name="gr13" draw:text-style-name="P4" draw:layer="layout" svg:x1="7.27cm" svg:y1="16.399cm" svg:x2="7.65cm" svg:y2="16.399cm">
          <text:p/>
        </draw:line>
        <draw:line draw:style-name="gr13" draw:text-style-name="P4" draw:layer="layout" svg:x1="4.26cm" svg:y1="16.39cm" svg:x2="3.86cm" svg:y2="16.39cm">
          <text:p/>
        </draw:line>
        <draw:line draw:style-name="gr13" draw:text-style-name="P4" draw:layer="layout" svg:x1="3.861cm" svg:y1="16.01cm" svg:x2="3.861cm" svg:y2="16.39cm">
          <text:p/>
        </draw:line>
        <draw:line draw:style-name="gr13" draw:text-style-name="P4" draw:layer="layout" svg:x1="3.855cm" svg:y1="12.995cm" svg:x2="3.855cm" svg:y2="12.595cm">
          <text:p/>
        </draw:line>
        <draw:line draw:style-name="gr13" draw:text-style-name="P4" draw:layer="layout" svg:x1="4.245cm" svg:y1="12.595cm" svg:x2="3.865cm" svg:y2="12.595cm">
          <text:p/>
        </draw:line>
        <draw:frame draw:style-name="gr8" draw:text-style-name="P1" draw:layer="layout" svg:width="4.014cm" svg:height="4.019cm" svg:x="14.236cm" svg:y="4.75cm">
          <draw:image xlink:href="Pictures/100000010000009800000098923F3552831859EB.png" xlink:type="simple" xlink:show="embed" xlink:actuate="onLoad" draw:mime-type="image/png">
            <text:p/>
          </draw:image>
        </draw:frame>
        <draw:line draw:style-name="gr13" draw:text-style-name="P4" draw:layer="layout" svg:x1="14.05cm" svg:y1="14.85cm" svg:x2="17.85cm" svg:y2="14.85cm">
          <text:p/>
        </draw:line>
        <draw:custom-shape draw:style-name="gr12" draw:text-style-name="P4" draw:layer="layout" svg:width="4cm" svg:height="4cm" svg:x="14cm" svg:y="12.5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4.05cm" svg:y1="14.15cm" svg:x2="17.85cm" svg:y2="14.15cm">
          <text:p/>
        </draw:line>
        <draw:line draw:style-name="gr13" draw:text-style-name="P4" draw:layer="layout" svg:x1="17.85cm" svg:y1="14.85cm" svg:x2="17.85cm" svg:y2="14.15cm">
          <text:p/>
        </draw:line>
        <draw:line draw:style-name="gr13" draw:text-style-name="P4" draw:layer="layout" svg:x1="14.05cm" svg:y1="14.85cm" svg:x2="14.05cm" svg:y2="14.15cm">
          <text:p/>
        </draw:line>
        <draw:frame draw:style-name="gr8" draw:text-style-name="P1" draw:layer="layout" svg:width="4.056cm" svg:height="4cm" svg:x="13.916cm" svg:y="7.7cm">
          <draw:image xlink:href="Pictures/1000000100000099000000975696A4F132EAEB0C.png" xlink:type="simple" xlink:show="embed" xlink:actuate="onLoad" draw:mime-type="image/png">
            <text:p/>
          </draw:image>
        </draw:frame>
        <draw:custom-shape draw:style-name="gr1" draw:text-style-name="P1" draw:layer="layout" svg:width="2.5cm" svg:height="2.25cm" svg:x="8.45cm" svg:y="20.65cm">
          <text:p/>
          <draw:enhanced-geometry svg:viewBox="0 0 21600 21600" draw:type="rectangle" draw:enhanced-path="M 0 0 L 21600 0 21600 21600 0 21600 0 0 Z N"/>
        </draw:custom-shape>
        <draw:g>
          <draw:custom-shape draw:style-name="gr14" draw:text-style-name="P2" draw:layer="layout" svg:width="1.34cm" svg:height="1.65cm" svg:x="8.7cm" svg:y="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2" draw:layer="layout" svg:x1="8.923cm" svg:y1="21.235cm" svg:x2="9.816cm" svg:y2="21.235cm">
            <text:p/>
          </draw:line>
          <draw:line draw:style-name="gr10" draw:text-style-name="P2" draw:layer="layout" svg:x1="8.923cm" svg:y1="21.518cm" svg:x2="9.816cm" svg:y2="21.518cm">
            <text:p/>
          </draw:line>
          <draw:line draw:style-name="gr10" draw:text-style-name="P2" draw:layer="layout" svg:x1="8.923cm" svg:y1="21.802cm" svg:x2="9.816cm" svg:y2="21.802cm">
            <text:p/>
          </draw:line>
          <draw:line draw:style-name="gr10" draw:text-style-name="P2" draw:layer="layout" svg:x1="8.923cm" svg:y1="22.085cm" svg:x2="9.816cm" svg:y2="22.085cm">
            <text:p/>
          </draw:line>
          <draw:line draw:style-name="gr10" draw:text-style-name="P2" draw:layer="layout" svg:x1="8.923cm" svg:y1="22.367cm" svg:x2="9.816cm" svg:y2="22.367cm">
            <text:p/>
          </draw:line>
        </draw:g>
        <draw:frame draw:style-name="gr15" draw:text-style-name="P1" draw:layer="layout" svg:width="1.172cm" svg:height="1cm" svg:x="9.5cm" svg:y="20.75cm">
          <draw:image xlink:href="Pictures/1000000100000F000000087060CFB501A2427B18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16.25cm" svg:y="2.25cm">
          <draw:image xlink:href="Pictures/100000010000005E00000055DDF37AA79AF51B51.png" xlink:type="simple" xlink:show="embed" xlink:actuate="onLoad" draw:mime-type="image/png">
            <text:p/>
          </draw:image>
        </draw:frame>
        <draw:custom-shape draw:style-name="gr1" draw:text-style-name="P1" draw:layer="layout" svg:width="2.5cm" svg:height="2.25cm" svg:x="11.15cm" svg:y="20.65cm">
          <text:p/>
          <draw:enhanced-geometry svg:viewBox="0 0 21600 21600" draw:type="rectangle" draw:enhanced-path="M 0 0 L 21600 0 21600 21600 0 21600 0 0 Z N"/>
        </draw:custom-shape>
        <draw:g>
          <draw:custom-shape draw:style-name="gr14" draw:text-style-name="P2" draw:layer="layout" svg:width="1.34cm" svg:height="1.65cm" svg:x="11.4cm" svg:y="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2" draw:layer="layout" svg:x1="11.623cm" svg:y1="21.235cm" svg:x2="12.516cm" svg:y2="21.235cm">
            <text:p/>
          </draw:line>
          <draw:line draw:style-name="gr10" draw:text-style-name="P2" draw:layer="layout" svg:x1="11.623cm" svg:y1="21.518cm" svg:x2="12.516cm" svg:y2="21.518cm">
            <text:p/>
          </draw:line>
          <draw:line draw:style-name="gr10" draw:text-style-name="P2" draw:layer="layout" svg:x1="11.623cm" svg:y1="21.802cm" svg:x2="12.516cm" svg:y2="21.802cm">
            <text:p/>
          </draw:line>
          <draw:line draw:style-name="gr10" draw:text-style-name="P2" draw:layer="layout" svg:x1="11.623cm" svg:y1="22.085cm" svg:x2="12.516cm" svg:y2="22.085cm">
            <text:p/>
          </draw:line>
          <draw:line draw:style-name="gr10" draw:text-style-name="P2" draw:layer="layout" svg:x1="11.623cm" svg:y1="22.367cm" svg:x2="12.516cm" svg:y2="22.367cm">
            <text:p/>
          </draw:line>
        </draw:g>
        <draw:frame draw:style-name="gr16" draw:text-style-name="P1" draw:layer="layout" svg:width="1.17cm" svg:height="1.49cm" svg:x="12.201cm" svg:y="20.65cm">
          <draw:image xlink:href="Pictures/1000000100000400000002409CF60C37607E8694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11.55cm" svg:y="5.75cm">
          <draw:image xlink:href="Pictures/100000010000005E00000055B12625740022AAD8.png" xlink:type="simple" xlink:show="embed" xlink:actuate="onLoad" draw:mime-type="image/png">
            <text:p/>
          </draw:image>
        </draw:frame>
        <draw:custom-shape draw:style-name="gr1" draw:text-style-name="P1" draw:layer="layout" svg:width="2.5cm" svg:height="2.25cm" svg:x="5.65cm" svg:y="20.65cm">
          <text:p/>
          <draw:enhanced-geometry svg:viewBox="0 0 21600 21600" draw:type="rectangle" draw:enhanced-path="M 0 0 L 21600 0 21600 21600 0 21600 0 0 Z N"/>
        </draw:custom-shape>
        <draw:g>
          <draw:custom-shape draw:style-name="gr14" draw:text-style-name="P2" draw:layer="layout" svg:width="1.34cm" svg:height="1.65cm" svg:x="5.9cm" svg:y="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2" draw:layer="layout" svg:x1="6.123cm" svg:y1="21.235cm" svg:x2="7.016cm" svg:y2="21.235cm">
            <text:p/>
          </draw:line>
          <draw:line draw:style-name="gr10" draw:text-style-name="P2" draw:layer="layout" svg:x1="6.123cm" svg:y1="21.518cm" svg:x2="7.016cm" svg:y2="21.518cm">
            <text:p/>
          </draw:line>
          <draw:line draw:style-name="gr10" draw:text-style-name="P2" draw:layer="layout" svg:x1="6.123cm" svg:y1="21.802cm" svg:x2="7.016cm" svg:y2="21.802cm">
            <text:p/>
          </draw:line>
          <draw:line draw:style-name="gr10" draw:text-style-name="P2" draw:layer="layout" svg:x1="6.123cm" svg:y1="22.085cm" svg:x2="7.016cm" svg:y2="22.085cm">
            <text:p/>
          </draw:line>
          <draw:line draw:style-name="gr10" draw:text-style-name="P2" draw:layer="layout" svg:x1="6.123cm" svg:y1="22.367cm" svg:x2="7.016cm" svg:y2="22.367cm">
            <text:p/>
          </draw:line>
        </draw:g>
        <draw:frame draw:style-name="gr8" draw:text-style-name="P1" draw:layer="layout" svg:width="1.25cm" svg:height="1.32cm" svg:x="6.65cm" svg:y="20.6cm">
          <draw:image xlink:href="Pictures/1000000100001B5800001B58A0B59FDDC20DF59C.png" xlink:type="simple" xlink:show="embed" xlink:actuate="onLoad" draw:mime-type="image/png">
            <text:p/>
          </draw:image>
        </draw:frame>
        <draw:frame draw:style-name="gr8" draw:text-style-name="P1" draw:layer="layout" svg:width="2.5cm" svg:height="2.25cm" svg:x="13.25cm" svg:y="1cm">
          <draw:image xlink:href="Pictures/100000010000005E00000055B3C5CD421BB4F2E3.png" xlink:type="simple" xlink:show="embed" xlink:actuate="onLoad" draw:mime-type="image/png">
            <text:p/>
          </draw:image>
        </draw:frame>
        <draw:custom-shape draw:style-name="gr1" draw:text-style-name="P1" draw:layer="layout" svg:width="2.5cm" svg:height="2.25cm" svg:x="14.15cm" svg:y="20.6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34cm" svg:height="1.65cm" svg:x="14.4cm" svg:y="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4.623cm" svg:y1="21.235cm" svg:x2="15.516cm" svg:y2="21.235cm">
          <text:p/>
        </draw:line>
        <draw:line draw:style-name="gr4" draw:text-style-name="P1" draw:layer="layout" svg:x1="14.623cm" svg:y1="21.518cm" svg:x2="15.516cm" svg:y2="21.518cm">
          <text:p/>
        </draw:line>
        <draw:line draw:style-name="gr4" draw:text-style-name="P1" draw:layer="layout" svg:x1="14.623cm" svg:y1="21.802cm" svg:x2="15.516cm" svg:y2="21.802cm">
          <text:p/>
        </draw:line>
        <draw:line draw:style-name="gr4" draw:text-style-name="P1" draw:layer="layout" svg:x1="14.623cm" svg:y1="22.085cm" svg:x2="15.516cm" svg:y2="22.085cm">
          <text:p/>
        </draw:line>
        <draw:line draw:style-name="gr4" draw:text-style-name="P1" draw:layer="layout" svg:x1="14.623cm" svg:y1="22.367cm" svg:x2="15.516cm" svg:y2="22.367cm">
          <text:p/>
        </draw:line>
        <draw:custom-shape draw:style-name="gr17" draw:text-style-name="P5" draw:layer="layout" svg:width="0.928cm" svg:height="0.488cm" svg:x="15.322cm" svg:y="21.17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454cm" svg:height="0.394cm" svg:x="15.742cm" svg:y="20.84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1.045cm" svg:height="0.983cm" svg:x="15.256cm" svg:y="20.769cm">
          <draw:image xlink:href="Pictures/10000001000004B0000004B05BCE475435956CBD.png" xlink:type="simple" xlink:show="embed" xlink:actuate="onLoad" draw:mime-type="image/png">
            <text:p/>
          </draw:image>
        </draw:frame>
        <draw:frame draw:style-name="gr20" draw:text-style-name="P8" draw:layer="layout" svg:width="2.5cm" svg:height="2.25cm" svg:x="7.25cm" svg:y="2.75cm">
          <draw:image xlink:href="Pictures/100000010000005E0000005510B1FB84E73DEF37.png" xlink:type="simple" xlink:show="embed" xlink:actuate="onLoad" draw:mime-type="image/png">
            <text:p/>
          </draw:image>
        </draw:frame>
        <draw:frame draw:style-name="gr20" draw:text-style-name="P8" draw:layer="layout" svg:width="2.5cm" svg:height="2.25cm" svg:x="2cm" svg:y="3cm">
          <draw:image xlink:href="Pictures/100000010000005E00000055F8DFBE337F2D2E84.png" xlink:type="simple" xlink:show="embed" xlink:actuate="onLoad" draw:mime-type="image/png">
            <text:p/>
          </draw:image>
        </draw:frame>
        <draw:frame draw:style-name="gr20" draw:text-style-name="P8" draw:layer="layout" svg:width="2.5cm" svg:height="2.25cm" svg:x="10cm" svg:y="3cm">
          <draw:image xlink:href="Pictures/100000010000005E00000055A5C7FE29585A10BD.png" xlink:type="simple" xlink:show="embed" xlink:actuate="onLoad" draw:mime-type="image/png">
            <text:p/>
          </draw:image>
        </draw:frame>
        <draw:frame draw:style-name="gr20" draw:text-style-name="P8" draw:layer="layout" svg:width="2.5cm" svg:height="2.25cm" svg:x="13cm" svg:y="3.25cm">
          <draw:image xlink:href="Pictures/100000010000005E000000558FB1AC4C18961571.png" xlink:type="simple" xlink:show="embed" xlink:actuate="onLoad" draw:mime-type="image/png">
            <text:p/>
          </draw:image>
        </draw:frame>
        <draw:frame draw:style-name="gr20" draw:text-style-name="P8" draw:layer="layout" svg:width="2.5cm" svg:height="2.3cm" svg:x="9.25cm" svg:y="12.25cm">
          <draw:image xlink:href="Pictures/100000010000005E000000579F785266EF42FB88.png" xlink:type="simple" xlink:show="embed" xlink:actuate="onLoad" draw:mime-type="image/png">
            <text:p/>
          </draw:image>
        </draw:frame>
        <draw:frame draw:style-name="gr20" draw:text-style-name="P8" draw:layer="layout" svg:width="2.5cm" svg:height="2.25cm" svg:x="9.75cm" svg:y="15.5cm">
          <draw:image xlink:href="Pictures/100000010000005E00000055EE2AD4E544E6B21C.png" xlink:type="simple" xlink:show="embed" xlink:actuate="onLoad" draw:mime-type="image/png">
            <text:p/>
          </draw:image>
        </draw:frame>
        <draw:frame draw:style-name="gr20" draw:text-style-name="P8" draw:layer="layout" svg:width="2.5cm" svg:height="2.25cm" svg:x="13.25cm" svg:y="16cm">
          <draw:image xlink:href="Pictures/100000010000005E00000055F90C1F2977A59B82.png" xlink:type="simple" xlink:show="embed" xlink:actuate="onLoad" draw:mime-type="image/png">
            <text:p/>
          </draw:image>
        </draw:frame>
        <draw:frame draw:style-name="gr20" draw:text-style-name="P8" draw:layer="layout" svg:width="2.5cm" svg:height="2.25cm" svg:x="16.25cm" svg:y="16cm">
          <draw:image xlink:href="Pictures/100000010000005E0000005510913FCBC778A099.png" xlink:type="simple" xlink:show="embed" xlink:actuate="onLoad" draw:mime-type="image/png">
            <text:p/>
          </draw:image>
        </draw:frame>
      </draw:page>
      <draw:page draw:name="page2" draw:style-name="dp1" draw:master-page-name="Обычный">
        <draw:line draw:style-name="gr3" draw:text-style-name="P1" draw:layer="layout" svg:x1="8cm" svg:y1="6cm" svg:x2="8cm" svg:y2="8cm">
          <text:p/>
        </draw:line>
        <draw:line draw:style-name="gr3" draw:text-style-name="P1" draw:layer="layout" svg:x1="9cm" svg:y1="7cm" svg:x2="7cm" svg:y2="7cm">
          <text:p/>
        </draw:line>
        <draw:frame draw:style-name="gr20" draw:text-style-name="P8" draw:layer="layout" svg:width="2.212cm" svg:height="2.212cm" svg:x="6.644cm" svg:y="2.394cm">
          <draw:image xlink:href="Pictures/10000001000000540000005471CEA0C492E0BFF0.png" xlink:type="simple" xlink:show="embed" xlink:actuate="onLoad" draw:mime-type="image/png">
            <text:p/>
          </draw:image>
        </draw:frame>
        <draw:g>
          <draw:custom-shape draw:style-name="gr21" draw:text-style-name="P3" draw:layer="layout" svg:width="1.531cm" svg:height="1.531cm" svg:x="10.018cm" svg:y="6.01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7" draw:text-style-name="P1" draw:layer="layout" svg:x1="12.003cm" svg:y1="8.003cm" svg:x2="11.33cm" svg:y2="7.33cm">
            <text:p/>
          </draw:line>
        </draw:g>
        <draw:frame draw:style-name="gr20" draw:text-style-name="P8" draw:layer="layout" svg:width="2.08cm" svg:height="2.08cm" svg:x="10.708cm" svg:y="2.723cm">
          <draw:image xlink:href="Pictures/100000010000004F0000004FED5889AF2CA26CE8.png" xlink:type="simple" xlink:show="embed" xlink:actuate="onLoad" draw:mime-type="image/png">
            <text:p/>
          </draw:image>
        </draw:frame>
        <draw:frame draw:style-name="gr8" draw:text-style-name="P1" draw:layer="layout" svg:width="2.25cm" svg:height="2.25cm" svg:x="9cm" svg:y="9cm">
          <draw:image xlink:href="Pictures/100000010000040000000400B4E7EE0DBE5C7A49.png" xlink:type="simple" xlink:show="embed" xlink:actuate="onLoad" draw:mime-type="image/png">
            <text:p/>
          </draw:image>
        </draw:frame>
        <draw:frame draw:style-name="gr8" draw:text-style-name="P1" draw:layer="layout" svg:width="2.25cm" svg:height="2.25cm" svg:x="13.25cm" svg:y="7cm">
          <draw:image xlink:href="Pictures/100000010000040000000400B4E7EE0DBE5C7A49.png" xlink:type="simple" xlink:show="embed" xlink:actuate="onLoad" draw:mime-type="image/png">
            <text:p/>
          </draw:image>
        </draw:frame>
        <draw:custom-shape draw:style-name="gr22" draw:text-style-name="P1" draw:layer="layout" svg:width="2.5cm" svg:height="2.25cm" svg:x="6.25cm" svg:y="11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6.5cm" svg:y1="11.25cm" svg:x2="6.5cm" svg:y2="13cm">
          <text:p/>
        </draw:line>
        <draw:line draw:style-name="gr23" draw:text-style-name="P1" draw:layer="layout" svg:x1="8.5cm" svg:y1="13cm" svg:x2="6.5cm" svg:y2="13cm">
          <text:p/>
        </draw:line>
        <draw:custom-shape draw:style-name="gr24" draw:text-style-name="P9" draw:layer="layout" svg:width="0.25cm" svg:height="1cm" svg:x="6.6cm" svg:y="11.99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0.25cm" svg:height="1.3cm" svg:x="7cm" svg:y="11.6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0.25cm" svg:height="0.7cm" svg:x="7.4cm" svg:y="12.2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0.25cm" svg:height="0.5cm" svg:x="7.8cm" svg:y="12.49cm">
          <text:p/>
          <draw:enhanced-geometry svg:viewBox="0 0 21600 21600" draw:type="rectangle" draw:enhanced-path="M 0 0 L 21600 0 21600 21600 0 21600 0 0 Z N"/>
        </draw:custom-shape>
        <draw:frame draw:style-name="gr20" draw:text-style-name="P8" draw:layer="layout" svg:width="2.5cm" svg:height="2.25cm" svg:x="9.75cm" svg:y="12cm">
          <draw:image xlink:href="Pictures/100000010000005E0000005561AA84E224994F8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  <style:master-page style:name="Обычный_20_3" style:display-name="Обычный 3" style:page-layout-name="PM0" draw:style-name="Mdp1"/>
    <style:master-page style:name="Обычный_20_2" style:display-name="Обычный 2" style:page-layout-name="PM0" draw:style-name="Mdp1"/>
    <style:master-page style:name="Обычный_20_1" style:display-name="Обычный 1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6T01:36:15.062432711</meta:creation-date>
    <dc:date>2024-05-27T02:07:37.969109960</dc:date>
    <meta:editing-duration>PT7H59M30S</meta:editing-duration>
    <meta:editing-cycles>8</meta:editing-cycles>
    <meta:generator>LibreOffice/7.3.7.2$Linux_X86_64 LibreOffice_project/30$Build-2</meta:generator>
    <meta:document-statistic meta:object-count="128"/>
  </office:meta>
</office:document-meta>
</file>